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27]+[.E27]+[.H27]" office:value-type="float" office:value="3316" calcext:value-type="float">
            <text:p><text:s text:c="3"/>3,316</text:p>
          </table:table-cell>
          <table:table-cell table:style-name="ce35" office:value-type="float" office:value="3239" calcext:value-type="float">
            <text:p><text:s text:c="3"/>3,239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8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28]+[.E28]+[.H28]" office:value-type="float" office:value="3316" calcext:value-type="float">
            <text:p><text:s text:c="3"/>3,316</text:p>
          </table:table-cell>
          <table:table-cell table:style-name="ce36" office:value-type="float" office:value="2764" calcext:value-type="float">
            <text:p><text:s text:c="3"/>2,764</text:p>
          </table:table-cell>
          <table:table-cell table:style-name="ce36" office:value-type="float" office:value="344" calcext:value-type="float">
            <text:p><text:s text:c="3"/>344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8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29]+[.E29]+[.H29]" office:value-type="float" office:value="5773" calcext:value-type="float">
            <text:p><text:s text:c="3"/>5,773</text:p>
          </table:table-cell>
          <table:table-cell table:style-name="ce35" office:value-type="float" office:value="5650" calcext:value-type="float">
            <text:p><text:s text:c="3"/>5,650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8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table:formula="of:=[.D30]+[.E30]+[.H30]" office:value-type="float" office:value="5773" calcext:value-type="float">
            <text:p><text:s text:c="3"/>5,773</text:p>
          </table:table-cell>
          <table:table-cell table:style-name="ce37" office:value-type="float" office:value="4782" calcext:value-type="float">
            <text:p><text:s text:c="3"/>4,782</text:p>
          </table:table-cell>
          <table:table-cell table:style-name="ce37" office:value-type="float" office:value="612" calcext:value-type="float">
            <text:p><text:s text:c="3"/>612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37" office:value-type="float" office:value="370" calcext:value-type="float">
            <text:p><text:s text:c="3"/>370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6" table:formula="of:=[.D31]+[.E31]+[.H31]" office:value-type="float" office:value="4763" calcext:value-type="float">
            <text:p><text:s text:c="3"/>4,763</text:p>
          </table:table-cell>
          <table:table-cell table:style-name="ce36" office:value-type="float" office:value="4686" calcext:value-type="float">
            <text:p><text:s text:c="3"/>4,686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7" office:value-type="float" office:value="50" calcext:value-type="float">
            <text:p><text:s text:c="3"/>50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82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2]+[.E32]+[.H32]" office:value-type="float" office:value="4763" calcext:value-type="float">
            <text:p><text:s text:c="3"/>4,763</text:p>
          </table:table-cell>
          <table:table-cell table:style-name="ce36" office:value-type="float" office:value="3941" calcext:value-type="float">
            <text:p><text:s text:c="3"/>3,941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36" office:value-type="float" office:value="499" calcext:value-type="float">
            <text:p><text:s text:c="3"/>49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67" office:value-type="float" office:value="317" calcext:value-type="float">
            <text:p><text:s text:c="3"/>317</text:p>
          </table:table-cell>
          <table:table-cell table:style-name="ce36" office:value-type="float" office:value="305" calcext:value-type="float">
            <text:p><text:s text:c="3"/>305</text:p>
          </table:table-cell>
          <table:table-cell table:style-name="ce8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3]+[.E33]+[.H33]" office:value-type="float" office:value="5488" calcext:value-type="float">
            <text:p><text:s text:c="3"/>5,488</text:p>
          </table:table-cell>
          <table:table-cell table:style-name="ce35" office:value-type="float" office:value="5372" calcext:value-type="float">
            <text:p><text:s text:c="3"/>5,372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81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table:formula="of:=[.D34]+[.E34]+[.H34]" office:value-type="float" office:value="5488" calcext:value-type="float">
            <text:p><text:s text:c="3"/>5,488</text:p>
          </table:table-cell>
          <table:table-cell table:style-name="ce37" office:value-type="float" office:value="4586" calcext:value-type="float">
            <text:p><text:s text:c="3"/>4,586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8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6" table:formula="of:=[.D35]+[.E35]+[.H35]" office:value-type="float" office:value="4792" calcext:value-type="float">
            <text:p><text:s text:c="3"/>4,792</text:p>
          </table:table-cell>
          <table:table-cell table:style-name="ce36" office:value-type="float" office:value="4701" calcext:value-type="float">
            <text:p><text:s text:c="3"/>4,701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8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table:formula="of:=[.D36]+[.E36]+[.H36]" office:value-type="float" office:value="4792" calcext:value-type="float">
            <text:p><text:s text:c="3"/>4,792</text:p>
          </table:table-cell>
          <table:table-cell table:style-name="ce37" office:value-type="float" office:value="3940" calcext:value-type="float">
            <text:p><text:s text:c="3"/>3,940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536" calcext:value-type="float">
            <text:p><text:s text:c="3"/>53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37" office:value-type="float" office:value="300" calcext:value-type="float">
            <text:p><text:s text:c="3"/>300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6" table:formula="of:=[.D37]+[.E37]+[.H37]" office:value-type="float" office:value="5455" calcext:value-type="float">
            <text:p><text:s text:c="3"/>5,455</text:p>
          </table:table-cell>
          <table:table-cell table:style-name="ce36" office:value-type="float" office:value="5359" calcext:value-type="float">
            <text:p><text:s text:c="3"/>5,35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67" office:value-type="float" office:value="67" calcext:value-type="float">
            <text:p><text:s text:c="3"/>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8]+[.E38]+[.H38]" office:value-type="float" office:value="5455" calcext:value-type="float">
            <text:p><text:s text:c="3"/>5,455</text:p>
          </table:table-cell>
          <table:table-cell table:style-name="ce36" office:value-type="float" office:value="4443" calcext:value-type="float">
            <text:p><text:s text:c="3"/>4,443</text:p>
          </table:table-cell>
          <table:table-cell table:style-name="ce36" office:value-type="float" office:value="646" calcext:value-type="float">
            <text:p><text:s text:c="3"/>646</text:p>
          </table:table-cell>
          <table:table-cell table:style-name="ce36" office:value-type="float" office:value="643" calcext:value-type="float">
            <text:p><text:s text:c="3"/>64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67" office:value-type="float" office:value="366" calcext:value-type="float">
            <text:p><text:s text:c="3"/>366</text:p>
          </table:table-cell>
          <table:table-cell table:style-name="ce36" office:value-type="float" office:value="356" calcext:value-type="float">
            <text:p><text:s text:c="3"/>356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9]+[.E39]+[.H39]" office:value-type="float" office:value="5223" calcext:value-type="float">
            <text:p><text:s text:c="3"/>5,223</text:p>
          </table:table-cell>
          <table:table-cell table:style-name="ce35" office:value-type="float" office:value="5130" calcext:value-type="float">
            <text:p><text:s text:c="3"/>5,130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table:formula="of:=[.D40]+[.E40]+[.H40]" office:value-type="float" office:value="5223" calcext:value-type="float">
            <text:p><text:s text:c="3"/>5,223</text:p>
          </table:table-cell>
          <table:table-cell table:style-name="ce37" office:value-type="float" office:value="4371" calcext:value-type="float">
            <text:p><text:s text:c="3"/>4,371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517" calcext:value-type="float">
            <text:p><text:s text:c="3"/>5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8" office:value-type="float" office:value="331" calcext:value-type="float">
            <text:p><text:s text:c="3"/>331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6" table:formula="of:=[.D41]+[.E41]+[.H41]" office:value-type="float" office:value="4278" calcext:value-type="float">
            <text:p><text:s text:c="3"/>4,278</text:p>
          </table:table-cell>
          <table:table-cell table:style-name="ce36" office:value-type="float" office:value="4191" calcext:value-type="float">
            <text:p><text:s text:c="3"/>4,19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8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6" table:formula="of:=[.D42]+[.E42]+[.H42]" office:value-type="float" office:value="4278" calcext:value-type="float">
            <text:p><text:s text:c="3"/>4,278</text:p>
          </table:table-cell>
          <table:table-cell table:style-name="ce36" office:value-type="float" office:value="3564" calcext:value-type="float">
            <text:p><text:s text:c="3"/>3,564</text:p>
          </table:table-cell>
          <table:table-cell table:style-name="ce36" office:value-type="float" office:value="430" calcext:value-type="float">
            <text:p><text:s text:c="3"/>430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8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3]+[.E43]+[.H43]" office:value-type="float" office:value="5275" calcext:value-type="float">
            <text:p><text:s text:c="3"/>5,275</text:p>
          </table:table-cell>
          <table:table-cell table:style-name="ce35" office:value-type="float" office:value="5174" calcext:value-type="float">
            <text:p><text:s text:c="3"/>5,17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6" table:formula="of:=[.D44]+[.E44]+[.H44]" office:value-type="float" office:value="5275" calcext:value-type="float">
            <text:p><text:s text:c="3"/>5,275</text:p>
          </table:table-cell>
          <table:table-cell table:style-name="ce36" office:value-type="float" office:value="4381" calcext:value-type="float">
            <text:p><text:s text:c="3"/>4,381</text:p>
          </table:table-cell>
          <table:table-cell table:style-name="ce36" office:value-type="float" office:value="556" calcext:value-type="float">
            <text:p><text:s text:c="3"/>556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36" office:value-type="float" office:value="326" calcext:value-type="float">
            <text:p><text:s text:c="3"/>326</text:p>
          </table:table-cell>
          <table:table-cell table:style-name="ce8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5]+[.E45]+[.H45]" office:value-type="float" office:value="4608" calcext:value-type="float">
            <text:p><text:s text:c="3"/>4,608</text:p>
          </table:table-cell>
          <table:table-cell table:style-name="ce35" office:value-type="float" office:value="4501" calcext:value-type="float">
            <text:p><text:s text:c="3"/>4,501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6" table:formula="of:=[.D46]+[.E46]+[.H46]" office:value-type="float" office:value="4608" calcext:value-type="float">
            <text:p><text:s text:c="3"/>4,608</text:p>
          </table:table-cell>
          <table:table-cell table:style-name="ce36" office:value-type="float" office:value="3836" calcext:value-type="float">
            <text:p><text:s text:c="3"/>3,836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7]+[.E47]+[.H47]" office:value-type="float" office:value="4721" calcext:value-type="float">
            <text:p><text:s text:c="3"/>4,721</text:p>
          </table:table-cell>
          <table:table-cell table:style-name="ce35" office:value-type="float" office:value="4635" calcext:value-type="float">
            <text:p><text:s text:c="3"/>4,63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1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6" table:formula="of:=[.D48]+[.E48]+[.H48]" office:value-type="float" office:value="4721" calcext:value-type="float">
            <text:p><text:s text:c="3"/>4,721</text:p>
          </table:table-cell>
          <table:table-cell table:style-name="ce36" office:value-type="float" office:value="3975" calcext:value-type="float">
            <text:p><text:s text:c="3"/>3,975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67" office:value-type="float" office:value="255" calcext:value-type="float">
            <text:p><text:s text:c="3"/>255</text:p>
          </table:table-cell>
          <table:table-cell table:style-name="ce36" office:value-type="float" office:value="252" calcext:value-type="float">
            <text:p><text:s text:c="3"/>252</text:p>
          </table:table-cell>
          <table:table-cell table:style-name="ce8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8" table:formula="of:=SUM([.C51];[.C53])" office:value-type="float" office:value="8109" calcext:value-type="float">
            <text:p><text:s text:c="3"/>8,109</text:p>
          </table:table-cell>
          <table:table-cell table:style-name="ce38" table:formula="of:=SUM([.D51];[.D53])" office:value-type="float" office:value="7913" calcext:value-type="float">
            <text:p><text:s text:c="3"/>7,913</text:p>
          </table:table-cell>
          <table:table-cell table:style-name="ce38" table:formula="of:=SUM([.E51];[.E53])" office:value-type="float" office:value="55" calcext:value-type="float">
            <text:p><text:s text:c="3"/>55</text:p>
          </table:table-cell>
          <table:table-cell table:style-name="ce38" table:formula="of:=SUM([.F51];[.F53])" office:value-type="float" office:value="46" calcext:value-type="float">
            <text:p><text:s text:c="3"/>46</text:p>
          </table:table-cell>
          <table:table-cell table:style-name="ce38" table:formula="of:=SUM([.G51];[.G53])" office:value-type="float" office:value="9" calcext:value-type="float">
            <text:p><text:s text:c="3"/>9</text:p>
          </table:table-cell>
          <table:table-cell table:style-name="ce38" table:formula="of:=SUM([.H51];[.H53])" office:value-type="float" office:value="141" calcext:value-type="float">
            <text:p><text:s text:c="3"/>141</text:p>
          </table:table-cell>
          <table:table-cell table:style-name="ce38" table:formula="of:=SUM([.I51];[.I53])" office:value-type="float" office:value="50" calcext:value-type="float">
            <text:p><text:s text:c="3"/>50</text:p>
          </table:table-cell>
          <table:table-cell table:style-name="ce84" table:formula="of:=SUM([.J51];[.J53])" office:value-type="float" office:value="91" calcext:value-type="float">
            <text:p><text:s text:c="3"/>91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二月止</text:p>
          </table:table-cell>
          <table:table-cell table:style-name="ce21" office:value-type="string" calcext:value-type="string">
            <text:p>女</text:p>
          </table:table-cell>
          <table:table-cell table:style-name="ce39" table:formula="of:=SUM([.C52];[.C54])" office:value-type="float" office:value="8109" calcext:value-type="float">
            <text:p><text:s text:c="3"/>8,109</text:p>
          </table:table-cell>
          <table:table-cell table:style-name="ce39" table:formula="of:=SUM([.D52];[.D54])" office:value-type="float" office:value="6716" calcext:value-type="float">
            <text:p><text:s text:c="3"/>6,716</text:p>
          </table:table-cell>
          <table:table-cell table:style-name="ce39" table:formula="of:=SUM([.E52];[.E54])" office:value-type="float" office:value="877" calcext:value-type="float">
            <text:p><text:s text:c="3"/>877</text:p>
          </table:table-cell>
          <table:table-cell table:style-name="ce39" table:formula="of:=SUM([.F52];[.F54])" office:value-type="float" office:value="873" calcext:value-type="float">
            <text:p><text:s text:c="3"/>873</text:p>
          </table:table-cell>
          <table:table-cell table:style-name="ce39" table:formula="of:=SUM([.G52];[.G54])" office:value-type="float" office:value="4" calcext:value-type="float">
            <text:p><text:s text:c="3"/>4</text:p>
          </table:table-cell>
          <table:table-cell table:style-name="ce39" table:formula="of:=SUM([.H52];[.H54])" office:value-type="float" office:value="516" calcext:value-type="float">
            <text:p><text:s text:c="3"/>516</text:p>
          </table:table-cell>
          <table:table-cell table:style-name="ce39" table:formula="of:=SUM([.I52];[.I54])" office:value-type="float" office:value="496" calcext:value-type="float">
            <text:p><text:s text:c="3"/>496</text:p>
          </table:table-cell>
          <table:table-cell table:style-name="ce85" table:formula="of:=SUM([.J52];[.J54])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1]+[.E51]+[.H51]" office:value-type="float" office:value="4398" calcext:value-type="float">
            <text:p><text:s text:c="3"/>4,398</text:p>
          </table:table-cell>
          <table:table-cell table:style-name="ce35" office:value-type="float" office:value="4306" calcext:value-type="float">
            <text:p><text:s text:c="3"/>4,306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6" table:formula="of:=[.D52]+[.E52]+[.H52]" office:value-type="float" office:value="4398" calcext:value-type="float">
            <text:p><text:s text:c="3"/>4,398</text:p>
          </table:table-cell>
          <table:table-cell table:style-name="ce36" office:value-type="float" office:value="3652" calcext:value-type="float">
            <text:p><text:s text:c="3"/>3,652</text:p>
          </table:table-cell>
          <table:table-cell table:style-name="ce36" office:value-type="float" office:value="482" calcext:value-type="float">
            <text:p><text:s text:c="3"/>482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7" office:value-type="float" office:value="264" calcext:value-type="float">
            <text:p><text:s text:c="3"/>26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3]+[.E53]+[.H53]" office:value-type="float" office:value="3711" calcext:value-type="float">
            <text:p><text:s text:c="3"/>3,711</text:p>
          </table:table-cell>
          <table:table-cell table:style-name="ce35" office:value-type="float" office:value="3607" calcext:value-type="float">
            <text:p><text:s text:c="3"/>3,60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6" office:value-type="float" office:value="80" calcext:value-type="float">
            <text:p><text:s text:c="3"/>80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54]+[.E54]+[.H54]" office:value-type="float" office:value="3711" calcext:value-type="float">
            <text:p><text:s text:c="3"/>3,711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395" calcext:value-type="float">
            <text:p><text:s text:c="3"/>395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252" calcext:value-type="float">
            <text:p><text:s text:c="3"/>252</text:p>
          </table:table-cell>
          <table:table-cell table:style-name="ce40" office:value-type="float" office:value="242" calcext:value-type="float">
            <text:p><text:s text:c="3"/>242</text:p>
          </table:table-cell>
          <table:table-cell table:style-name="ce8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table:formula="of:=([.C53]-[.C27])/[.C27]*100" office:value-type="float" office:value="11.9119420989144" calcext:value-type="float">
            <text:p>11.91</text:p>
          </table:table-cell>
          <table:table-cell table:style-name="ce41" table:formula="of:=([.D53]-[.D27])/[.D27]*100" office:value-type="float" office:value="11.3615313368324" calcext:value-type="float">
            <text:p>11.36</text:p>
          </table:table-cell>
          <table:table-cell table:style-name="ce41" table:formula="of:=([.E53]-[.E27])/[.E27]*100" office:value-type="float" office:value="0" calcext:value-type="float">
            <text:p>－</text:p>
          </table:table-cell>
          <table:table-cell table:style-name="ce41" table:formula="of:=([.F53]-[.F27])/[.F27]*100" office:value-type="float" office:value="5" calcext:value-type="float">
            <text:p>5.00</text:p>
          </table:table-cell>
          <table:table-cell table:style-name="ce41" table:formula="of:=([.G53]-[.G27])/[.G27]*100" office:value-type="float" office:value="-25" calcext:value-type="float">
            <text:p>－ <text:s text:c="2"/>25.00</text:p>
          </table:table-cell>
          <table:table-cell table:style-name="ce41" table:formula="of:=([.H53]-[.H27])/[.H27]*100" office:value-type="float" office:value="50.9433962264151" calcext:value-type="float">
            <text:p>50.94</text:p>
          </table:table-cell>
          <table:table-cell table:style-name="ce41" table:formula="of:=([.I53]-[.I27])/[.I27]*100" office:value-type="float" office:value="154.545454545455" calcext:value-type="float">
            <text:p>154.55</text:p>
          </table:table-cell>
          <table:table-cell table:style-name="ce87" table:formula="of:=([.J53]-[.J27])/[.J27]*100" office:value-type="float" office:value="23.8095238095238" calcext:value-type="float">
            <text:p>23.8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女</text:p>
          </table:table-cell>
          <table:table-cell table:style-name="ce42" table:formula="of:=([.C54]-[.C28])/[.C28]*100" office:value-type="float" office:value="11.9119420989144" calcext:value-type="float">
            <text:p>11.91</text:p>
          </table:table-cell>
          <table:table-cell table:style-name="ce42" table:formula="of:=([.D54]-[.D28])/[.D28]*100" office:value-type="float" office:value="10.8538350217077" calcext:value-type="float">
            <text:p>10.85</text:p>
          </table:table-cell>
          <table:table-cell table:style-name="ce42" table:formula="of:=([.E54]-[.E28])/[.E28]*100" office:value-type="float" office:value="14.8255813953488" calcext:value-type="float">
            <text:p>14.83</text:p>
          </table:table-cell>
          <table:table-cell table:style-name="ce42" table:formula="of:=([.F54]-[.F28])/[.F28]*100" office:value-type="float" office:value="15.2492668621701" calcext:value-type="float">
            <text:p>15.25</text:p>
          </table:table-cell>
          <table:table-cell table:style-name="ce42" table:formula="of:=([.G54]-[.G28])/[.G28]*100" office:value-type="float" office:value="-33.3333333333333" calcext:value-type="float">
            <text:p>－ <text:s text:c="2"/>33.33</text:p>
          </table:table-cell>
          <table:table-cell table:style-name="ce42" table:formula="of:=([.H54]-[.H28])/[.H28]*100" office:value-type="float" office:value="21.1538461538462" calcext:value-type="float">
            <text:p>21.15</text:p>
          </table:table-cell>
          <table:table-cell table:style-name="ce42" table:formula="of:=([.I54]-[.I28])/[.I28]*100" office:value-type="float" office:value="21" calcext:value-type="float">
            <text:p>21.00</text:p>
          </table:table-cell>
          <table:table-cell table:style-name="ce88" table:formula="of:=([.J54]-[.J28])/[.J28]*100" office:value-type="float" office:value="25" calcext:value-type="float">
            <text:p>25.0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男</text:p>
          </table:table-cell>
          <table:table-cell table:style-name="ce43" table:formula="of:=([.C53]-[.C51])/[.C51]*100" office:value-type="float" office:value="-15.6207366984993" calcext:value-type="float">
            <text:p>－ <text:s text:c="2"/>15.62</text:p>
          </table:table-cell>
          <table:table-cell table:style-name="ce43" table:formula="of:=([.D53]-[.D51])/[.D51]*100" office:value-type="float" office:value="-16.2331630283326" calcext:value-type="float">
            <text:p>－ <text:s text:c="2"/>16.23</text:p>
          </table:table-cell>
          <table:table-cell table:style-name="ce43" table:formula="of:=([.E53]-[.E51])/[.E51]*100" office:value-type="float" office:value="-22.5806451612903" calcext:value-type="float">
            <text:p>－ <text:s text:c="2"/>22.58</text:p>
          </table:table-cell>
          <table:table-cell table:style-name="ce43" table:formula="of:=([.F53]-[.F51])/[.F51]*100" office:value-type="float" office:value="-16" calcext:value-type="float">
            <text:p>－ <text:s text:c="2"/>16.00</text:p>
          </table:table-cell>
          <table:table-cell table:style-name="ce43" table:formula="of:=([.G53]-[.G51])/[.G51]*100" office:value-type="float" office:value="-50" calcext:value-type="float">
            <text:p>－ <text:s text:c="2"/>50.00</text:p>
          </table:table-cell>
          <table:table-cell table:style-name="ce43" table:formula="of:=([.H53]-[.H51])/[.H51]*100" office:value-type="float" office:value="31.1475409836066" calcext:value-type="float">
            <text:p>31.15</text:p>
          </table:table-cell>
          <table:table-cell table:style-name="ce43" table:formula="of:=([.I53]-[.I51])/[.I51]*100" office:value-type="float" office:value="27.2727272727273" calcext:value-type="float">
            <text:p>27.27</text:p>
          </table:table-cell>
          <table:table-cell table:style-name="ce89" table:formula="of:=([.J53]-[.J51])/[.J51]*100" office:value-type="float" office:value="33.3333333333333" calcext:value-type="float">
            <text:p>33.3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女</text:p>
          </table:table-cell>
          <table:table-cell table:style-name="ce42" table:formula="of:=([.C54]-[.C52])/[.C52]*100" office:value-type="float" office:value="-15.6207366984993" calcext:value-type="float">
            <text:p>－ <text:s text:c="2"/>15.62</text:p>
          </table:table-cell>
          <table:table-cell table:style-name="ce42" table:formula="of:=([.D54]-[.D52])/[.D52]*100" office:value-type="float" office:value="-16.1007667031763" calcext:value-type="float">
            <text:p>－ <text:s text:c="2"/>16.10</text:p>
          </table:table-cell>
          <table:table-cell table:style-name="ce42" table:formula="of:=([.E54]-[.E52])/[.E52]*100" office:value-type="float" office:value="-18.0497925311203" calcext:value-type="float">
            <text:p>－ <text:s text:c="2"/>18.05</text:p>
          </table:table-cell>
          <table:table-cell table:style-name="ce42" table:formula="of:=([.F54]-[.F52])/[.F52]*100" office:value-type="float" office:value="-18.125" calcext:value-type="float">
            <text:p>－ <text:s text:c="2"/>18.13</text:p>
          </table:table-cell>
          <table:table-cell table:style-name="ce42" table:formula="of:=([.G54]-[.G52])/[.G52]*100" office:value-type="float" office:value="0" calcext:value-type="float">
            <text:p>－</text:p>
          </table:table-cell>
          <table:table-cell table:style-name="ce42" table:formula="of:=([.H54]-[.H52])/[.H52]*100" office:value-type="float" office:value="-4.54545454545455" calcext:value-type="float">
            <text:p>－ <text:s text:c="2"/>4.55</text:p>
          </table:table-cell>
          <table:table-cell table:style-name="ce42" table:formula="of:=([.I54]-[.I52])/[.I52]*100" office:value-type="float" office:value="-4.7244094488189" calcext:value-type="float">
            <text:p>－ <text:s text:c="2"/>4.72</text:p>
          </table:table-cell>
          <table:table-cell table:style-name="ce88" table:formula="of:=([.J54]-[.J52])/[.J52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calcext:value-type="string">
              <text:p><text:s text:c="4"/>中 華 民 國 97 年 2 月 份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table:formula="of:=[.C9]+[.C59]" office:value-type="float" office:value="3711" calcext:value-type="float">
            <text:p><text:s text:c="3"/>3,711</text:p>
          </table:table-cell>
          <table:table-cell table:style-name="ce46" table:formula="of:=[.D9]+[.D59]" office:value-type="float" office:value="3607" calcext:value-type="float">
            <text:p><text:s text:c="3"/>3,607</text:p>
          </table:table-cell>
          <table:table-cell table:style-name="ce46" table:formula="of:=[.E9]+[.E59]" office:value-type="float" office:value="24" calcext:value-type="float">
            <text:p><text:s text:c="3"/>24</text:p>
          </table:table-cell>
          <table:table-cell table:style-name="ce46" table:formula="of:=[.F9]+[.F59]" office:value-type="float" office:value="21" calcext:value-type="float">
            <text:p><text:s text:c="3"/>21</text:p>
          </table:table-cell>
          <table:table-cell table:style-name="ce46" table:formula="of:=[.G9]+[.G59]" office:value-type="float" office:value="3" calcext:value-type="float">
            <text:p><text:s text:c="3"/>3</text:p>
          </table:table-cell>
          <table:table-cell table:style-name="ce46" table:formula="of:=[.H9]+[.H59]" office:value-type="float" office:value="80" calcext:value-type="float">
            <text:p><text:s text:c="3"/>80</text:p>
          </table:table-cell>
          <table:table-cell table:style-name="ce46" table:formula="of:=[.I9]+[.I59]" office:value-type="float" office:value="28" calcext:value-type="float">
            <text:p><text:s text:c="3"/>28</text:p>
          </table:table-cell>
          <table:table-cell table:style-name="ce106" table:formula="of:=[.J9]+[.J59]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table:formula="of:=[.C10]+[.C60]" office:value-type="float" office:value="3711" calcext:value-type="float">
            <text:p><text:s text:c="3"/>3,711</text:p>
          </table:table-cell>
          <table:table-cell table:style-name="ce47" table:formula="of:=[.D10]+[.D60]" office:value-type="float" office:value="3064" calcext:value-type="float">
            <text:p><text:s text:c="3"/>3,064</text:p>
          </table:table-cell>
          <table:table-cell table:style-name="ce47" table:formula="of:=[.E10]+[.E60]" office:value-type="float" office:value="395" calcext:value-type="float">
            <text:p><text:s text:c="3"/>395</text:p>
          </table:table-cell>
          <table:table-cell table:style-name="ce47" table:formula="of:=[.F10]+[.F60]" office:value-type="float" office:value="393" calcext:value-type="float">
            <text:p><text:s text:c="3"/>393</text:p>
          </table:table-cell>
          <table:table-cell table:style-name="ce47" table:formula="of:=[.G10]+[.G60]" office:value-type="float" office:value="2" calcext:value-type="float">
            <text:p><text:s text:c="3"/>2</text:p>
          </table:table-cell>
          <table:table-cell table:style-name="ce47" table:formula="of:=[.H10]+[.H60]" office:value-type="float" office:value="252" calcext:value-type="float">
            <text:p><text:s text:c="3"/>252</text:p>
          </table:table-cell>
          <table:table-cell table:style-name="ce47" table:formula="of:=[.I10]+[.I60]" office:value-type="float" office:value="242" calcext:value-type="float">
            <text:p><text:s text:c="3"/>242</text:p>
          </table:table-cell>
          <table:table-cell table:style-name="ce107" table:formula="of:=[.J10]+[.J60]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11]+[.C55]+[.C57]" office:value-type="float" office:value="3701" calcext:value-type="float">
            <text:p><text:s text:c="3"/>3,701</text:p>
          </table:table-cell>
          <table:table-cell table:style-name="ce33" table:formula="of:=[.D11]+[.D55]+[.D57]" office:value-type="float" office:value="3598" calcext:value-type="float">
            <text:p><text:s text:c="3"/>3,598</text:p>
          </table:table-cell>
          <table:table-cell table:style-name="ce33" table:formula="of:=[.E11]+[.E55]+[.E57]" office:value-type="float" office:value="23" calcext:value-type="float">
            <text:p><text:s text:c="3"/>23</text:p>
          </table:table-cell>
          <table:table-cell table:style-name="ce33" table:formula="of:=[.F11]+[.F55]+[.F57]" office:value-type="float" office:value="20" calcext:value-type="float">
            <text:p><text:s text:c="3"/>20</text:p>
          </table:table-cell>
          <table:table-cell table:style-name="ce33" table:formula="of:=[.G11]+[.G55]+[.G57]" office:value-type="float" office:value="3" calcext:value-type="float">
            <text:p><text:s text:c="3"/>3</text:p>
          </table:table-cell>
          <table:table-cell table:style-name="ce33" table:formula="of:=[.H11]+[.H55]+[.H57]" office:value-type="float" office:value="80" calcext:value-type="float">
            <text:p><text:s text:c="3"/>80</text:p>
          </table:table-cell>
          <table:table-cell table:style-name="ce33" table:formula="of:=[.I11]+[.I55]+[.I57]" office:value-type="float" office:value="28" calcext:value-type="float">
            <text:p><text:s text:c="3"/>28</text:p>
          </table:table-cell>
          <table:table-cell table:style-name="ce79" table:formula="of:=[.J11]+[.J55]+[.J57]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12]+[.C56]+[.C58]" office:value-type="float" office:value="3701" calcext:value-type="float">
            <text:p><text:s text:c="3"/>3,701</text:p>
          </table:table-cell>
          <table:table-cell table:style-name="ce34" table:formula="of:=[.D12]+[.D56]+[.D58]" office:value-type="float" office:value="3060" calcext:value-type="float">
            <text:p><text:s text:c="3"/>3,060</text:p>
          </table:table-cell>
          <table:table-cell table:style-name="ce34" table:formula="of:=[.E12]+[.E56]+[.E58]" office:value-type="float" office:value="389" calcext:value-type="float">
            <text:p><text:s text:c="3"/>389</text:p>
          </table:table-cell>
          <table:table-cell table:style-name="ce34" table:formula="of:=[.F12]+[.F56]+[.F58]" office:value-type="float" office:value="387" calcext:value-type="float">
            <text:p><text:s text:c="3"/>387</text:p>
          </table:table-cell>
          <table:table-cell table:style-name="ce34" table:formula="of:=[.G12]+[.G56]+[.G58]" office:value-type="float" office:value="2" calcext:value-type="float">
            <text:p><text:s text:c="3"/>2</text:p>
          </table:table-cell>
          <table:table-cell table:style-name="ce34" table:formula="of:=[.H12]+[.H56]+[.H58]" office:value-type="float" office:value="252" calcext:value-type="float">
            <text:p><text:s text:c="3"/>252</text:p>
          </table:table-cell>
          <table:table-cell table:style-name="ce34" table:formula="of:=[.I12]+[.I56]+[.I58]" office:value-type="float" office:value="242" calcext:value-type="float">
            <text:p><text:s text:c="3"/>242</text:p>
          </table:table-cell>
          <table:table-cell table:style-name="ce80" table:formula="of:=[.J12]+[.J56]+[.J58]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table:formula="of:=SUM([.C13];[.C15];[.C17];[.C19];[.C21];[.C23];[.C25];[.C27];[.C29];[.C31];[.C33];[.C35];[.C37];[.C39];[.C41];[.C43];[.C45];[.C47];[.C49];[.C51];[.C53])" office:value-type="float" office:value="3039" calcext:value-type="float">
            <text:p><text:s text:c="3"/>3,039</text:p>
          </table:table-cell>
          <table:table-cell table:style-name="ce48" table:formula="of:=SUM([.D13];[.D15];[.D17];[.D19];[.D21];[.D23];[.D25];[.D27];[.D29];[.D31];[.D33];[.D35];[.D37];[.D39];[.D41];[.D43];[.D45];[.D47];[.D49];[.D51];[.D53])" office:value-type="float" office:value="2960" calcext:value-type="float">
            <text:p><text:s text:c="3"/>2,960</text:p>
          </table:table-cell>
          <table:table-cell table:style-name="ce48" table:formula="of:=SUM([.E13];[.E15];[.E17];[.E19];[.E21];[.E23];[.E25];[.E27];[.E29];[.E31];[.E33];[.E35];[.E37];[.E39];[.E41];[.E43];[.E45];[.E47];[.E49];[.E51];[.E53])" office:value-type="float" office:value="18" calcext:value-type="float">
            <text:p><text:s text:c="3"/>18</text:p>
          </table:table-cell>
          <table:table-cell table:style-name="ce48" table:formula="of:=SUM([.F13];[.F15];[.F17];[.F19];[.F21];[.F23];[.F25];[.F27];[.F29];[.F31];[.F33];[.F35];[.F37];[.F39];[.F41];[.F43];[.F45];[.F47];[.F49];[.F51];[.F53])" office:value-type="float" office:value="16" calcext:value-type="float">
            <text:p><text:s text:c="3"/>16</text:p>
          </table:table-cell>
          <table:table-cell table:style-name="ce48" table:formula="of:=SUM([.G13];[.G15];[.G17];[.G19];[.G21];[.G23];[.G25];[.G27];[.G29];[.G31];[.G33];[.G35];[.G37];[.G39];[.G41];[.G43];[.G45];[.G47];[.G49];[.G51];[.G53])" office:value-type="float" office:value="2" calcext:value-type="float">
            <text:p><text:s text:c="3"/>2</text:p>
          </table:table-cell>
          <table:table-cell table:style-name="ce48" table:formula="of:=SUM([.H13];[.H15];[.H17];[.H19];[.H21];[.H23];[.H25];[.H27];[.H29];[.H31];[.H33];[.H35];[.H37];[.H39];[.H41];[.H43];[.H45];[.H47];[.H49];[.H51];[.H53])" office:value-type="float" office:value="61" calcext:value-type="float">
            <text:p><text:s text:c="3"/>61</text:p>
          </table:table-cell>
          <table:table-cell table:style-name="ce48" table:formula="of:=SUM([.I13];[.I15];[.I17];[.I19];[.I21];[.I23];[.I25];[.I27];[.I29];[.I31];[.I33];[.I35];[.I37];[.I39];[.I41];[.I43];[.I45];[.I47];[.I49];[.I51];[.I53])" office:value-type="float" office:value="25" calcext:value-type="float">
            <text:p><text:s text:c="3"/>25</text:p>
          </table:table-cell>
          <table:table-cell table:style-name="ce108" table:formula="of:=SUM([.J13];[.J15];[.J17];[.J19];[.J21];[.J23];[.J25];[.J27];[.J29];[.J31];[.J33];[.J35];[.J37];[.J39];[.J41];[.J43];[.J45];[.J47];[.J49];[.J51];[.J53])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table:formula="of:=SUM([.C14];[.C16];[.C18];[.C20];[.C22];[.C24];[.C26];[.C28];[.C30];[.C32];[.C34];[.C36];[.C38];[.C40];[.C42];[.C44];[.C46];[.C48];[.C50];[.C52];[.C54])" office:value-type="float" office:value="3039" calcext:value-type="float">
            <text:p><text:s text:c="3"/>3,039</text:p>
          </table:table-cell>
          <table:table-cell table:style-name="ce49" table:formula="of:=SUM([.D14];[.D16];[.D18];[.D20];[.D22];[.D24];[.D26];[.D28];[.D30];[.D32];[.D34];[.D36];[.D38];[.D40];[.D42];[.D44];[.D46];[.D48];[.D50];[.D52];[.D54])" office:value-type="float" office:value="2515" calcext:value-type="float">
            <text:p><text:s text:c="3"/>2,515</text:p>
          </table:table-cell>
          <table:table-cell table:style-name="ce49" table:formula="of:=SUM([.E14];[.E16];[.E18];[.E20];[.E22];[.E24];[.E26];[.E28];[.E30];[.E32];[.E34];[.E36];[.E38];[.E40];[.E42];[.E44];[.E46];[.E48];[.E50];[.E52];[.E54])" office:value-type="float" office:value="313" calcext:value-type="float">
            <text:p><text:s text:c="3"/>313</text:p>
          </table:table-cell>
          <table:table-cell table:style-name="ce49" table:formula="of:=SUM([.F14];[.F16];[.F18];[.F20];[.F22];[.F24];[.F26];[.F28];[.F30];[.F32];[.F34];[.F36];[.F38];[.F40];[.F42];[.F44];[.F46];[.F48];[.F50];[.F52];[.F54])" office:value-type="float" office:value="311" calcext:value-type="float">
            <text:p><text:s text:c="3"/>311</text:p>
          </table:table-cell>
          <table:table-cell table:style-name="ce49" table:formula="of:=SUM([.G14];[.G16];[.G18];[.G20];[.G22];[.G24];[.G26];[.G28];[.G30];[.G32];[.G34];[.G36];[.G38];[.G40];[.G42];[.G44];[.G46];[.G48];[.G50];[.G52];[.G54])" office:value-type="float" office:value="2" calcext:value-type="float">
            <text:p><text:s text:c="3"/>2</text:p>
          </table:table-cell>
          <table:table-cell table:style-name="ce49" table:formula="of:=SUM([.H14];[.H16];[.H18];[.H20];[.H22];[.H24];[.H26];[.H28];[.H30];[.H32];[.H34];[.H36];[.H38];[.H40];[.H42];[.H44];[.H46];[.H48];[.H50];[.H52];[.H54])" office:value-type="float" office:value="211" calcext:value-type="float">
            <text:p><text:s text:c="3"/>211</text:p>
          </table:table-cell>
          <table:table-cell table:style-name="ce49" table:formula="of:=SUM([.I14];[.I16];[.I18];[.I20];[.I22];[.I24];[.I26];[.I28];[.I30];[.I32];[.I34];[.I36];[.I38];[.I40];[.I42];[.I44];[.I46];[.I48];[.I50];[.I52];[.I54])" office:value-type="float" office:value="206" calcext:value-type="float">
            <text:p><text:s text:c="3"/>206</text:p>
          </table:table-cell>
          <table:table-cell table:style-name="ce109" table:formula="of:=SUM([.J14];[.J16];[.J18];[.J20];[.J22];[.J24];[.J26];[.J28];[.J30];[.J32];[.J34];[.J36];[.J38];[.J40];[.J42];[.J44];[.J46];[.J48];[.J50];[.J52];[.J54])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3]+[.E13]+[.H13]" office:value-type="float" office:value="706" calcext:value-type="float">
            <text:p><text:s text:c="3"/>706</text:p>
          </table:table-cell>
          <table:table-cell table:style-name="ce96" office:value-type="float" office:value="690" calcext:value-type="float">
            <text:p><text:s text:c="3"/>69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14]+[.E14]+[.H14]" office:value-type="float" office:value="706" calcext:value-type="float">
            <text:p><text:s text:c="3"/>706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number-columns-repeated="2" table:style-name="ce37" office:value-type="float" office:value="84" calcext:value-type="float">
            <text:p><text:s text:c="3"/>8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5]+[.E15]+[.H15]" office:value-type="float" office:value="70" calcext:value-type="float">
            <text:p><text:s text:c="3"/>70</text:p>
          </table:table-cell>
          <table:table-cell table:style-name="ce96" office:value-type="float" office:value="69" calcext:value-type="float">
            <text:p><text:s text:c="3"/>6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16]+[.E16]+[.H16]" office:value-type="float" office:value="70" calcext:value-type="float">
            <text:p><text:s text:c="3"/>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7]+[.E17]+[.H17]" office:value-type="float" office:value="353" calcext:value-type="float">
            <text:p><text:s text:c="3"/>353</text:p>
          </table:table-cell>
          <table:table-cell table:style-name="ce96" office:value-type="float" office:value="336" calcext:value-type="float">
            <text:p><text:s text:c="3"/>3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18]+[.E18]+[.H18]" office:value-type="float" office:value="353" calcext:value-type="float">
            <text:p><text:s text:c="3"/>353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9]+[.E19]+[.H19]" office:value-type="float" office:value="76" calcext:value-type="float">
            <text:p><text:s text:c="3"/>76</text:p>
          </table:table-cell>
          <table:table-cell table:style-name="ce96" office:value-type="float" office:value="73" calcext:value-type="float">
            <text:p><text:s text:c="3"/>7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20]+[.E20]+[.H20]" office:value-type="float" office:value="76" calcext:value-type="float">
            <text:p><text:s text:c="3"/>7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1]+[.E21]+[.H21]" office:value-type="float" office:value="76" calcext:value-type="float">
            <text:p><text:s text:c="3"/>76</text:p>
          </table:table-cell>
          <table:table-cell table:style-name="ce96" office:value-type="float" office:value="75" calcext:value-type="float">
            <text:p><text:s text:c="3"/>7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22]+[.E22]+[.H22]" office:value-type="float" office:value="76" calcext:value-type="float">
            <text:p><text:s text:c="3"/>76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3]+[.E23]+[.H23]" office:value-type="float" office:value="247" calcext:value-type="float">
            <text:p><text:s text:c="3"/>247</text:p>
          </table:table-cell>
          <table:table-cell table:style-name="ce96" office:value-type="float" office:value="244" calcext:value-type="float">
            <text:p><text:s text:c="3"/>24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24]+[.E24]+[.H24]" office:value-type="float" office:value="247" calcext:value-type="float">
            <text:p><text:s text:c="3"/>247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5]+[.E25]+[.H25]" office:value-type="float" office:value="139" calcext:value-type="float">
            <text:p><text:s text:c="3"/>139</text:p>
          </table:table-cell>
          <table:table-cell table:style-name="ce96" office:value-type="float" office:value="137" calcext:value-type="float">
            <text:p><text:s text:c="3"/>13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26]+[.E26]+[.H26]" office:value-type="float" office:value="139" calcext:value-type="float">
            <text:p><text:s text:c="3"/>139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number-columns-repeated="2"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7]+[.E27]+[.H27]" office:value-type="float" office:value="79" calcext:value-type="float">
            <text:p><text:s text:c="3"/>79</text:p>
          </table:table-cell>
          <table:table-cell table:style-name="ce96" office:value-type="float" office:value="76" calcext:value-type="float">
            <text:p><text:s text:c="3"/>7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28]+[.E28]+[.H28]" office:value-type="float" office:value="79" calcext:value-type="float">
            <text:p><text:s text:c="3"/>79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number-columns-repeated="2"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9]+[.E29]+[.H29]" office:value-type="float" office:value="108" calcext:value-type="float">
            <text:p><text:s text:c="3"/>108</text:p>
          </table:table-cell>
          <table:table-cell table:style-name="ce96" office:value-type="float" office:value="108" calcext:value-type="float">
            <text:p><text:s text:c="3"/>10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30]+[.E30]+[.H30]" office:value-type="float" office:value="108" calcext:value-type="float">
            <text:p><text:s text:c="3"/>108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number-columns-repeated="2"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31]+[.E31]+[.H31]" office:value-type="float" office:value="81" calcext:value-type="float">
            <text:p><text:s text:c="3"/>81</text:p>
          </table:table-cell>
          <table:table-cell table:style-name="ce96" office:value-type="float" office:value="79" calcext:value-type="float">
            <text:p><text:s text:c="3"/>7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7" table:formula="of:=[.D32]+[.E32]+[.H32]" office:value-type="float" office:value="81" calcext:value-type="float">
            <text:p><text:s text:c="3"/>81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33]+[.E33]+[.H33]" office:value-type="float" office:value="165" calcext:value-type="float">
            <text:p><text:s text:c="3"/>165</text:p>
          </table:table-cell>
          <table:table-cell table:style-name="ce96" office:value-type="float" office:value="161" calcext:value-type="float">
            <text:p><text:s text:c="3"/>16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34]+[.E34]+[.H34]" office:value-type="float" office:value="165" calcext:value-type="float">
            <text:p><text:s text:c="3"/>165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number-columns-repeated="2"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35]+[.E35]+[.H35]" office:value-type="float" office:value="220" calcext:value-type="float">
            <text:p><text:s text:c="3"/>220</text:p>
          </table:table-cell>
          <table:table-cell table:style-name="ce96" office:value-type="float" office:value="212" calcext:value-type="float">
            <text:p><text:s text:c="3"/>21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36]+[.E36]+[.H36]" office:value-type="float" office:value="220" calcext:value-type="float">
            <text:p><text:s text:c="3"/>220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number-columns-repeated="2" table:style-name="ce37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37]+[.E37]+[.H37]" office:value-type="float" office:value="147" calcext:value-type="float">
            <text:p><text:s text:c="3"/>147</text:p>
          </table:table-cell>
          <table:table-cell table:style-name="ce96" office:value-type="float" office:value="144" calcext:value-type="float">
            <text:p><text:s text:c="3"/>144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7" table:formula="of:=[.D38]+[.E38]+[.H38]" office:value-type="float" office:value="147" calcext:value-type="float">
            <text:p><text:s text:c="3"/>14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number-columns-repeated="2"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男</text:p>
          </table:table-cell>
          <table:table-cell table:style-name="ce35" table:formula="of:=[.D39]+[.E39]+[.H39]" office:value-type="float" office:value="55" calcext:value-type="float">
            <text:p><text:s text:c="3"/>55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40]+[.E40]+[.H40]" office:value-type="float" office:value="55" calcext:value-type="float">
            <text:p><text:s text:c="3"/>55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41]+[.E41]+[.H41]" office:value-type="float" office:value="70" calcext:value-type="float">
            <text:p><text:s text:c="3"/>70</text:p>
          </table:table-cell>
          <table:table-cell table:style-name="ce96" office:value-type="float" office:value="70" calcext:value-type="float">
            <text:p><text:s text:c="3"/>70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42]+[.E42]+[.H42]" office:value-type="float" office:value="70" calcext:value-type="float">
            <text:p><text:s text:c="3"/>7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43]+[.E43]+[.H43]" office:value-type="float" office:value="17" calcext:value-type="float">
            <text:p><text:s text:c="3"/>17</text:p>
          </table:table-cell>
          <table:table-cell table:style-name="ce96" office:value-type="float" office:value="17" calcext:value-type="float">
            <text:p><text:s text:c="3"/>17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44]+[.E44]+[.H44]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男</text:p>
          </table:table-cell>
          <table:table-cell table:style-name="ce35" table:formula="of:=[.D45]+[.E45]+[.H45]" office:value-type="float" office:value="63" calcext:value-type="float">
            <text:p><text:s text:c="3"/>63</text:p>
          </table:table-cell>
          <table:table-cell table:style-name="ce96" office:value-type="float" office:value="59" calcext:value-type="float">
            <text:p><text:s text:c="3"/>59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46]+[.E46]+[.H46]" office:value-type="float" office:value="63" calcext:value-type="float">
            <text:p><text:s text:c="3"/>6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47]+[.E47]+[.H47]" office:value-type="float" office:value="53" calcext:value-type="float">
            <text:p><text:s text:c="3"/>53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48]+[.E48]+[.H48]" office:value-type="float" office:value="53" calcext:value-type="float">
            <text:p><text:s text:c="3"/>53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49]+[.E49]+[.H49]" office:value-type="float" office:value="159" calcext:value-type="float">
            <text:p><text:s text:c="3"/>159</text:p>
          </table:table-cell>
          <table:table-cell table:style-name="ce96" office:value-type="float" office:value="157" calcext:value-type="float">
            <text:p><text:s text:c="3"/>157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50]+[.E50]+[.H50]" office:value-type="float" office:value="159" calcext:value-type="float">
            <text:p><text:s text:c="3"/>159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男</text:p>
          </table:table-cell>
          <table:table-cell table:style-name="ce35" table:formula="of:=[.D51]+[.E51]+[.H51]" office:value-type="float" office:value="37" calcext:value-type="float">
            <text:p><text:s text:c="3"/>37</text:p>
          </table:table-cell>
          <table:table-cell table:style-name="ce96" office:value-type="float" office:value="36" calcext:value-type="float">
            <text:p><text:s text:c="3"/>36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52]+[.E52]+[.H52]" office:value-type="float" office:value="37" calcext:value-type="float">
            <text:p><text:s text:c="3"/>3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53]+[.E53]+[.H53]" office:value-type="float" office:value="118" calcext:value-type="float">
            <text:p><text:s text:c="3"/>118</text:p>
          </table:table-cell>
          <table:table-cell table:style-name="ce96" office:value-type="float" office:value="111" calcext:value-type="float">
            <text:p><text:s text:c="3"/>111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54]+[.E54]+[.H54]" office:value-type="float" office:value="118" calcext:value-type="float">
            <text:p><text:s text:c="3"/>118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table:formula="of:=[.D55]+[.E55]+[.H55]" office:value-type="float" office:value="374" calcext:value-type="float">
            <text:p><text:s text:c="3"/>374</text:p>
          </table:table-cell>
          <table:table-cell table:style-name="ce97" office:value-type="float" office:value="359" calcext:value-type="float">
            <text:p><text:s text:c="3"/>359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6]+[.E56]+[.H56]" office:value-type="float" office:value="374" calcext:value-type="float">
            <text:p><text:s text:c="3"/>374</text:p>
          </table:table-cell>
          <table:table-cell table:style-name="ce34" office:value-type="float" office:value="307" calcext:value-type="float">
            <text:p><text:s text:c="3"/>307</text:p>
          </table:table-cell>
          <table:table-cell table:number-columns-repeated="2" table:style-name="ce34" office:value-type="float" office:value="41" calcext:value-type="float">
            <text:p><text:s text:c="3"/>4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8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D57]+[.E57]+[.H57]" office:value-type="float" office:value="288" calcext:value-type="float">
            <text:p><text:s text:c="3"/>288</text:p>
          </table:table-cell>
          <table:table-cell table:style-name="ce97" office:value-type="float" office:value="279" calcext:value-type="float">
            <text:p><text:s text:c="3"/>279</text:p>
          </table:table-cell>
          <table:table-cell table:number-columns-repeated="2"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8]+[.E58]+[.H58]" office:value-type="float" office:value="288" calcext:value-type="float">
            <text:p><text:s text:c="3"/>288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number-columns-repeated="2" table:style-name="ce34" office:value-type="float" office:value="35" calcext:value-type="float">
            <text:p><text:s text:c="3"/>35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61]+[.C63]" office:value-type="float" office:value="10" calcext:value-type="float">
            <text:p><text:s text:c="3"/>10</text:p>
          </table:table-cell>
          <table:table-cell table:style-name="ce97" office:value-type="float" office:value="9" calcext:value-type="float">
            <text:p><text:s text:c="3"/>9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62]+[.C64]" office:value-type="float" office:value="10" calcext:value-type="float">
            <text:p><text:s text:c="3"/>1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34" office:value-type="float" office:value="6" calcext:value-type="float">
            <text:p><text:s text:c="3"/>6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61]+[.E61]+[.H61]" office:value-type="float" office:value="8" calcext:value-type="float">
            <text:p><text:s text:c="3"/>8</text:p>
          </table:table-cell>
          <table:table-cell table:style-name="ce96" office:value-type="float" office:value="7" calcext:value-type="float">
            <text:p><text:s text:c="3"/>7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62]+[.E62]+[.H62]" office:value-type="float" office:value="8" calcext:value-type="float">
            <text:p><text:s text:c="3"/>8</text:p>
          </table:table-cell>
          <table:table-cell table:number-columns-repeated="3"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63]+[.E63]+[.H63]" office:value-type="float" office:value="2" calcext:value-type="float">
            <text:p><text:s text:c="3"/>2</text:p>
          </table:table-cell>
          <table:table-cell table:style-name="ce96" office:value-type="float" office:value="2" calcext:value-type="float">
            <text:p><text:s text:c="3"/>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64]+[.E64]+[.H64]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3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06T11:28:31</meta:creation-date>
    <dc:creator>MOI</dc:creator>
    <dc:date>2008-03-06T11:28:59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